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daa77" officeooo:paragraph-rsid="000daa77" style:font-size-asian="10pt" style:font-size-complex="10pt"/>
    </style:style>
    <style:style style:name="P2" style:family="paragraph" style:parent-style-name="Standard">
      <style:text-properties fo:font-size="10.5pt" officeooo:rsid="000c2a59" officeooo:paragraph-rsid="000c2a59" style:font-size-asian="10.5pt" style:font-size-complex="10.5pt"/>
    </style:style>
    <style:style style:name="T1" style:family="text">
      <style:text-properties officeooo:rsid="0012f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O:- 5 <text:s text:c="6"/>PASSING ARRAY TO THE FUNCTION</text:p>
      <text:p text:style-name="P2">INPUT:-</text:p>
      <text:p text:style-name="P2">//To find Sum &amp; Average of numbers by passing array to the function </text:p>
      <text:p text:style-name="P2"/>
      <text:p text:style-name="P2">import java.util.*; </text:p>
      <text:p text:style-name="P2"/>
      <text:p text:style-name="P2">class afunction </text:p>
      <text:p text:style-name="P2">{ </text:p>
      <text:p text:style-name="P2"><text:s/>public static void main(String[]args) </text:p>
      <text:p text:style-name="P2"><text:s text:c="2"/>{ </text:p>
      <text:p text:style-name="P2"><text:s text:c="3"/>Scanner in=new Scanner(System.in); </text:p>
      <text:p text:style-name="P2"><text:s text:c="3"/>double avg=0,sum=0; </text:p>
      <text:p text:style-name="P2"><text:s text:c="3"/>System.out.println("Enter the Number of elements:-"); </text:p>
      <text:p text:style-name="P2"><text:s text:c="3"/>int n=in.nextInt(); </text:p>
      <text:p text:style-name="P2"><text:s text:c="3"/>int a[]=new int[n]; </text:p>
      <text:p text:style-name="P2"><text:s text:c="3"/>System.out.println("Enter the elements of Array"); </text:p>
      <text:p text:style-name="P2"><text:s text:c="3"/>for(int i=0;i&lt;a.length;i++) </text:p>
      <text:p text:style-name="P2"><text:s text:c="6"/>a[i]=in.nextInt(); </text:p>
      <text:p text:style-name="P2"><text:s text:c="3"/>sum=Sum(a); </text:p>
      <text:p text:style-name="P2"><text:s text:c="3"/>avg=average(a); </text:p>
      <text:p text:style-name="P2"><text:s text:c="3"/>System.out.println("The Sum of the elements in the array is "+sum); </text:p>
      <text:p text:style-name="P2"><text:s text:c="3"/>System.out.println("The Average of the elements in the array is "+avg); </text:p>
      <text:p text:style-name="P2"><text:s text:c="3"/>} </text:p>
      <text:p text:style-name="P2"><text:s/>public static double average(int[] <text:span text:style-name="T1">b</text:span>) </text:p>
      <text:p text:style-name="P2"><text:s text:c="3"/>{ </text:p>
      <text:p text:style-name="P2"><text:s text:c="4"/>int j,total=0; </text:p>
      <text:p text:style-name="P2"><text:s text:c="4"/>for(j=0;j&lt;b.length;j++) </text:p>
      <text:p text:style-name="P2"><text:s text:c="7"/>total=total+b[j]; </text:p>
      <text:p text:style-name="P2"><text:s text:c="4"/>double avg=(total/(b.length)); </text:p>
      <text:p text:style-name="P2"><text:s text:c="4"/>return(avg); </text:p>
      <text:p text:style-name="P2"><text:s text:c="4"/>} </text:p>
      <text:p text:style-name="P2"><text:s/>public static int Sum(int[] c) </text:p>
      <text:p text:style-name="P2"><text:s text:c="3"/>{ </text:p>
      <text:p text:style-name="P2"><text:s text:c="4"/>int k,total=0; </text:p>
      <text:p text:style-name="P2"><text:s text:c="4"/>for(k=0;k&lt;c.length;k++) </text:p>
      <text:p text:style-name="P2"><text:s text:c="7"/>total=total+c[k]; </text:p>
      <text:p text:style-name="P2"><text:s text:c="4"/>return(total); </text:p>
      <text:p text:style-name="P2"><text:s text:c="3"/>} </text:p>
      <text:p text:style-name="P2">}</text:p>
      <text:p text:style-name="P2"/>
      <text:p text:style-name="P2">OUTPUT:-</text:p>
      <text:p text:style-name="P2">student@DWM19:~$ gedit afunction.java </text:p>
      <text:p text:style-name="P2">student@DWM19:~$ javac afunction.java </text:p>
      <text:p text:style-name="P2">student@DWM19:~$ java afunction </text:p>
      <text:p text:style-name="P2">Enter the Number of elements:- </text:p>
      <text:p text:style-name="P2">10 </text:p>
      <text:p text:style-name="P2">Enter the elements of Array </text:p>
      <text:p text:style-name="P2">1 2 3 4 5 6 7 8 9 10 </text:p>
      <text:p text:style-name="P2">The Sum of the elements in the array is 55.0 </text:p>
      <text:p text:style-name="P2">The Average of the elements in the array is 5.0 </text:p>
      <text:p text:style-name="P2">student@DWM19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daa77" officeooo:paragraph-rsid="000daa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85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3:00:06.352806722</meta:creation-date>
    <dc:date>2015-08-11T11:22:34.412488451</dc:date>
    <meta:editing-duration>PT45S</meta:editing-duration>
    <meta:editing-cycles>7</meta:editing-cycles>
    <meta:generator>LibreOffice/4.2.3.3$Linux_x86 LibreOffice_project/420m0$Build-3</meta:generator>
    <meta:document-statistic meta:table-count="0" meta:image-count="0" meta:object-count="0" meta:page-count="1" meta:paragraph-count="49" meta:word-count="160" meta:character-count="1308" meta:non-whitespace-character-count="1044"/>
  </office:meta>
</office:document-meta>
</file>